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4.707cm"/>
    </style:style>
    <style:style style:name="gr5" style:family="graphic" style:parent-style-name="standard">
      <style:graphic-properties draw:textarea-horizontal-align="justify" draw:textarea-vertical-align="middle" draw:auto-grow-height="false" fo:min-height="2.846cm" fo:min-width="2.93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179cm" fo:min-width="4.453cm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048cm" svg:x="1.127cm" svg:y="4.81cm">
          <text:p text:style-name="P1">ROG To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048cm" svg:x="9.89cm" svg:y="2.016cm">
          <text:p text:style-name="P1">ROG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2.921cm" svg:x="15.605cm" svg:y="2.016cm">
          <text:p text:style-name="P1">ROG sft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07cm" svg:height="3.302cm" svg:x="2.651cm" svg:y="11.922cm">
          <text:p text:style-name="P1">API backen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29cm" svg:height="4.953cm" svg:x="3.794cm" svg:y="17.76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445cm" svg:y1="17.764cm" svg:x2="5.445cm" svg:y2="15.224cm">
          <text:p/>
        </draw:line>
        <draw:line draw:style-name="gr6" draw:text-style-name="P1" draw:layer="layout" svg:x1="3.667cm" svg:y1="7.858cm" svg:x2="5.445cm" svg:y2="11.922cm">
          <text:p/>
        </draw:line>
        <draw:line draw:style-name="gr7" draw:text-style-name="P2" draw:layer="layout" svg:x1="9.89cm" svg:y1="3.54cm" svg:x2="6.207cm" svg:y2="6.207cm">
          <text:p/>
        </draw:line>
        <draw:custom-shape draw:style-name="gr8" draw:text-style-name="P1" draw:layer="layout" svg:width="4.953cm" svg:height="3.429cm" svg:x="14.589cm" svg:y="11.668cm">
          <text:p text:style-name="P1">reco module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858cm" svg:y1="13.573cm" svg:x2="14.589cm" svg:y2="13.573cm">
          <text:p/>
        </draw:line>
        <draw:line draw:style-name="gr7" draw:text-style-name="P2" draw:layer="layout" svg:x1="16.24cm" svg:y1="11.668cm" svg:x2="17.637cm" svg:y2="4.937cm">
          <text:p/>
        </draw:line>
        <draw:line draw:style-name="gr7" draw:text-style-name="P2" draw:layer="layout" svg:x1="15.605cm" svg:y1="11.668cm" svg:x2="12.557cm" svg:y2="5.064cm">
          <text:p/>
        </draw:line>
        <draw:custom-shape draw:style-name="gr9" draw:text-style-name="P1" draw:layer="layout" svg:width="4.064cm" svg:height="2.794cm" svg:x="8.874cm" svg:y="7.731cm">
          <text:p text:style-name="P1">cameras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938cm" svg:y1="9.128cm" svg:x2="14.716cm" svg:y2="12.684cm">
          <text:p/>
        </draw:line>
        <draw:line draw:style-name="gr7" draw:text-style-name="P2" draw:layer="layout" svg:x1="8.874cm" svg:y1="9.255cm" svg:x2="6.207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5:38:58.954000000</meta:creation-date>
    <dc:date>2017-11-15T15:49:21.268000000</dc:date>
    <meta:editing-duration>PT10M22S</meta:editing-duration>
    <meta:editing-cycles>3</meta:editing-cycles>
    <meta:generator>LibreOffice/5.2.3.3$Windows_x86 LibreOffice_project/d54a8868f08a7b39642414cf2c8ef2f228f780cf</meta:generator>
    <meta:document-statistic meta:object-count="15"/>
  </office:meta>
</office:document-meta>
</file>